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svg:font-family="Calibri, Arial, Helvetica, sans-serif"/>
    <style:font-face style:name="Liberation Serif1" svg:font-family="'Liberation Serif', serif"/>
    <style:font-face style:name="sans-serif" svg:font-family="sans-serif"/>
    <style:font-face style:name="Lans-serif" svg:font-family="Lans-serif" style:font-family-generic="roman"/>
    <style:font-face style:name="lans-serif" svg:font-family="lans-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5pt"/>
    </style:style>
    <style:style style:name="P2" style:family="paragraph" style:parent-style-name="Standard">
      <style:text-properties style:font-name="sans-serif" fo:font-size="15pt" fo:font-weight="bold" officeooo:rsid="00178e3f" officeooo:paragraph-rsid="00178e3f" style:font-weight-asian="bold" style:font-weight-complex="bold"/>
    </style:style>
    <style:style style:name="P3" style:family="paragraph" style:parent-style-name="Standard">
      <style:text-properties style:font-name="sans-serif" fo:font-size="15pt" fo:font-weight="normal" officeooo:rsid="00178e3f" officeooo:paragraph-rsid="00178e3f" style:font-weight-asian="normal" style:font-weight-complex="normal"/>
    </style:style>
    <style:style style:name="P4" style:family="paragraph" style:parent-style-name="Standard">
      <style:text-properties style:font-name="sans-serif" fo:font-size="15pt" fo:font-weight="normal" officeooo:rsid="0017c073" officeooo:paragraph-rsid="00178e3f" style:font-weight-asian="normal" style:font-weight-complex="normal"/>
    </style:style>
    <style:style style:name="P5" style:family="paragraph" style:parent-style-name="Standard">
      <style:text-properties style:font-name="sans-serif" fo:font-size="15pt" fo:font-weight="normal" officeooo:rsid="0017c073" officeooo:paragraph-rsid="0017c073" style:font-weight-asian="normal" style:font-weight-complex="normal"/>
    </style:style>
    <style:style style:name="P6" style:family="paragraph" style:parent-style-name="Standard">
      <style:text-properties style:font-name="sans-serif" fo:font-size="15pt" officeooo:rsid="00197101" officeooo:paragraph-rsid="00197101"/>
    </style:style>
    <style:style style:name="P7" style:family="paragraph" style:parent-style-name="Standard">
      <style:text-properties style:font-name="sans-serif" fo:font-size="12pt" fo:font-weight="normal" officeooo:rsid="00178e3f" officeooo:paragraph-rsid="00178e3f" style:font-size-asian="12pt" style:font-weight-asian="normal" style:font-size-complex="12pt" style:font-weight-complex="normal"/>
    </style:style>
    <style:style style:name="P8" style:family="paragraph" style:parent-style-name="Standard">
      <style:text-properties style:font-name="Lans-serif" officeooo:rsid="001e03a5" officeooo:paragraph-rsid="001e03a5"/>
    </style:style>
    <style:style style:name="P9" style:family="paragraph" style:parent-style-name="Standard">
      <style:text-properties style:font-name="Lans-serif" officeooo:rsid="001f4bed" officeooo:paragraph-rsid="001f4bed"/>
    </style:style>
    <style:style style:name="P10" style:family="paragraph" style:parent-style-name="Standard">
      <style:text-properties style:font-name="Lans-serif" officeooo:rsid="00214947" officeooo:paragraph-rsid="00214947"/>
    </style:style>
    <style:style style:name="P11" style:family="paragraph" style:parent-style-name="Standard">
      <style:text-properties officeooo:rsid="0021fc10" officeooo:paragraph-rsid="0021fc10"/>
    </style:style>
    <style:style style:name="P12" style:family="paragraph" style:parent-style-name="Standard">
      <style:text-properties officeooo:rsid="0024aea9" officeooo:paragraph-rsid="0024aea9"/>
    </style:style>
    <style:style style:name="P13" style:family="paragraph" style:parent-style-name="Standard">
      <style:text-properties officeooo:rsid="00265eb6" officeooo:paragraph-rsid="00265eb6"/>
    </style:style>
    <style:style style:name="P14" style:family="paragraph" style:parent-style-name="Standard">
      <style:text-properties officeooo:rsid="00284230" officeooo:paragraph-rsid="00284230"/>
    </style:style>
    <style:style style:name="P15" style:family="paragraph" style:parent-style-name="Standard" style:master-page-name="">
      <loext:graphic-properties draw:fill="none"/>
      <style:paragraph-properties fo:margin-left="-1.199cm" fo:margin-right="-1.101cm" fo:text-indent="0cm" style:auto-text-indent="false" style:page-number="auto" fo:background-color="transparent"/>
      <style:text-properties style:font-name="sans-serif" fo:font-size="15pt" fo:font-weight="normal" officeooo:rsid="0017c073" officeooo:paragraph-rsid="0017c073" style:font-weight-asian="normal" style:font-weight-complex="normal"/>
    </style:style>
    <style:style style:name="P16" style:family="paragraph" style:parent-style-name="Standard">
      <loext:graphic-properties draw:fill="none"/>
      <style:paragraph-properties fo:margin-left="-1.199cm" fo:margin-right="-1.101cm" fo:text-indent="0cm" style:auto-text-indent="false" fo:background-color="transparent"/>
      <style:text-properties style:font-name="sans-serif" fo:font-size="15pt" fo:font-weight="normal" officeooo:rsid="0017c073" officeooo:paragraph-rsid="0017c073" style:font-weight-asian="normal" style:font-weight-complex="normal"/>
    </style:style>
    <style:style style:name="P17" style:family="paragraph" style:parent-style-name="Standard" style:list-style-name="L1">
      <style:text-properties officeooo:paragraph-rsid="0021fc10"/>
    </style:style>
    <style:style style:name="P18" style:family="paragraph" style:parent-style-name="Standard" style:list-style-name="L1">
      <style:text-properties style:font-name="Lans-serif" officeooo:rsid="0021fc10" officeooo:paragraph-rsid="0021fc10"/>
    </style:style>
    <style:style style:name="P19" style:family="paragraph" style:parent-style-name="Standard" style:list-style-name="L1">
      <style:text-properties style:font-name="Lans-serif" officeooo:rsid="0021fc10" officeooo:paragraph-rsid="0024aea9"/>
    </style:style>
    <style:style style:name="P20" style:family="paragraph" style:parent-style-name="Standard" style:list-style-name="L1">
      <style:text-properties style:font-name="Lans-serif" officeooo:rsid="0024aea9" officeooo:paragraph-rsid="0024aea9"/>
    </style:style>
    <style:style style:name="P21" style:family="paragraph" style:parent-style-name="Standard" style:list-style-name="L1">
      <style:text-properties officeooo:rsid="0024aea9" officeooo:paragraph-rsid="0024aea9"/>
    </style:style>
    <style:style style:name="P22" style:family="paragraph" style:parent-style-name="Standard">
      <style:text-properties officeooo:rsid="0021fc10" officeooo:paragraph-rsid="0021fc10"/>
    </style:style>
    <style:style style:name="P23" style:family="paragraph" style:parent-style-name="Standard" style:list-style-name="L2">
      <style:text-properties officeooo:rsid="00284230" officeooo:paragraph-rsid="00284230"/>
    </style:style>
    <style:style style:name="P24" style:family="paragraph" style:parent-style-name="Standard">
      <style:text-properties style:font-name="sans-serif" fo:font-size="15pt" officeooo:rsid="0021fc10" officeooo:paragraph-rsid="0024aea9"/>
    </style:style>
    <style:style style:name="P25" style:family="paragraph" style:parent-style-name="Standard" style:list-style-name="L2">
      <style:text-properties officeooo:rsid="00293da1" officeooo:paragraph-rsid="00293da1"/>
    </style:style>
    <style:style style:name="P26" style:family="paragraph" style:parent-style-name="Standard">
      <style:text-properties officeooo:rsid="00293da1" officeooo:paragraph-rsid="00293da1"/>
    </style:style>
    <style:style style:name="P27" style:family="paragraph" style:parent-style-name="Standard">
      <style:text-properties officeooo:paragraph-rsid="00293da1"/>
    </style:style>
    <style:style style:name="P28" style:family="paragraph" style:parent-style-name="Standard">
      <style:text-properties officeooo:rsid="002d4c90" officeooo:paragraph-rsid="002d4c90"/>
    </style:style>
    <style:style style:name="P29" style:family="paragraph" style:parent-style-name="Standard">
      <style:text-properties officeooo:paragraph-rsid="002dad23"/>
    </style:style>
    <style:style style:name="P30" style:family="paragraph" style:parent-style-name="Standard">
      <style:text-properties style:font-name="Lans-serif" officeooo:rsid="00293da1" officeooo:paragraph-rsid="00293da1"/>
    </style:style>
    <style:style style:name="P31" style:family="paragraph">
      <loext:graphic-properties draw:fill-color="#dddddd"/>
      <style:paragraph-properties fo:text-align="center"/>
    </style:style>
    <style:style style:name="P32" style:family="paragraph">
      <style:paragraph-properties fo:text-align="center"/>
    </style:style>
    <style:style style:name="P33" style:family="paragraph">
      <style:paragraph-properties fo:text-align="center"/>
      <style:text-properties fo:font-size="12pt"/>
    </style:style>
    <style:style style:name="P34" style:family="paragraph">
      <loext:graphic-properties draw:fill-color="#eeeeee"/>
    </style:style>
    <style:style style:name="P35" style:family="paragraph">
      <loext:graphic-properties draw:fill="solid" draw:fill-color="#000000"/>
      <style:paragraph-properties fo:text-align="center"/>
    </style:style>
    <style:style style:name="P36" style:family="paragraph">
      <loext:graphic-properties draw:fill-color="#ffffff"/>
    </style:style>
    <style:style style:name="P37" style:family="paragraph">
      <loext:graphic-properties draw:fill="none" draw:fill-color="#ffffff"/>
    </style:style>
    <style:style style:name="T1" style:family="text">
      <style:text-properties officeooo:rsid="00178e3f"/>
    </style:style>
    <style:style style:name="T2" style:family="text">
      <style:text-properties officeooo:rsid="0017c073"/>
    </style:style>
    <style:style style:name="T3" style:family="text">
      <style:text-properties fo:font-size="12pt" style:font-size-asian="12pt" style:font-size-complex="12pt"/>
    </style:style>
    <style:style style:name="T4" style:family="text">
      <style:text-properties officeooo:rsid="00197101"/>
    </style:style>
    <style:style style:name="T5" style:family="text">
      <style:text-properties officeooo:rsid="001f4bed"/>
    </style:style>
    <style:style style:name="T6" style:family="text">
      <style:text-properties officeooo:rsid="00214947"/>
    </style:style>
    <style:style style:name="T7" style:family="text">
      <style:text-properties style:font-name="Lans-serif"/>
    </style:style>
    <style:style style:name="T8" style:family="text">
      <style:text-properties style:font-name="Lans-serif" officeooo:rsid="0021fc10"/>
    </style:style>
    <style:style style:name="T9" style:family="text">
      <style:text-properties style:font-name="Lans-serif" officeooo:rsid="0024aea9"/>
    </style:style>
    <style:style style:name="T10" style:family="text">
      <style:text-properties officeooo:rsid="0024aea9"/>
    </style:style>
    <style:style style:name="T11" style:family="text">
      <style:text-properties officeooo:rsid="00265eb6"/>
    </style:style>
    <style:style style:name="T12" style:family="text">
      <style:text-properties officeooo:rsid="00284230"/>
    </style:style>
    <style:style style:name="T13" style:family="text">
      <style:text-properties officeooo:rsid="002c5282"/>
    </style:style>
    <style:style style:name="T14" style:family="text">
      <style:text-properties officeooo:rsid="002d4c90"/>
    </style:style>
    <style:style style:name="T15" style:family="text">
      <style:text-properties fo:color="#000000" style:font-name="lans-serif" fo:font-size="12pt" officeooo:rsid="00293da1" fo:background-color="#ffffff" loext:char-shading-value="0" style:font-size-asian="12pt" style:font-size-complex="12pt"/>
    </style:style>
    <style:style style:name="T16" style:family="text">
      <style:text-properties fo:color="#000000" style:font-name="Lans-serif" fo:font-size="12pt" fo:background-color="#ffffff" loext:char-shading-value="0" style:font-size-asian="12pt" style:font-size-complex="12pt"/>
    </style:style>
    <style:style style:name="T17" style:family="text">
      <style:text-properties fo:color="#000000" style:font-name="Lans-serif" fo:font-size="12pt" officeooo:rsid="002dad23" fo:background-color="#ffffff" loext:char-shading-value="0" style:font-size-asian="12pt" style:font-size-complex="12pt"/>
    </style:style>
    <style:style style:name="T18" style:family="text">
      <style:text-properties officeooo:rsid="002dad23"/>
    </style:style>
    <style:style style:name="T19" style:family="text">
      <style:text-properties officeooo:rsid="002e04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fill-color="#dddddd" draw:textarea-horizontal-align="justify" draw:textarea-vertical-align="middle" draw:auto-grow-height="false" fo:min-height="4.048cm" fo:min-width="3.30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048cm" fo:min-width="1.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4.392cm" fo:min-width="3.5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767cm" fo:min-width="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1.125cm" fo:min-width="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1.161cm" fo:min-width="2.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fo:min-height="0.954cm" fo:min-width="2.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1.499cm" fo:min-width="1.9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1.012cm" fo:min-width="1.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ffff" draw:textarea-horizontal-align="justify" draw:textarea-vertical-align="middle" draw:auto-grow-height="false" fo:min-height="1.087cm" fo:min-width="2.1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ffffff" draw:textarea-horizontal-align="justify" draw:textarea-vertical-align="middle" draw:auto-grow-height="false" fo:min-height="1.367cm" fo:min-width="2.5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fffff" draw:textarea-horizontal-align="justify" draw:textarea-vertical-align="middle" draw:auto-grow-height="false" fo:min-height="1.302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justify" draw:textarea-vertical-align="middle" draw:auto-grow-height="false" fo:min-height="0.893cm" fo:min-width="2.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fffff" draw:textarea-horizontal-align="justify" draw:textarea-vertical-align="middle" draw:auto-grow-height="false" fo:min-height="0.993cm" fo:min-width="1.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ffffff" draw:textarea-horizontal-align="justify" draw:textarea-vertical-align="middle" draw:auto-grow-height="false" fo:min-height="0.938cm" fo:min-width="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fffff" draw:textarea-horizontal-align="justify" draw:textarea-vertical-align="middle" draw:auto-grow-height="false" fo:min-height="0.993cm" fo:min-width="2.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fffff" draw:textarea-horizontal-align="justify" draw:textarea-vertical-align="middle" draw:auto-grow-height="false" fo:min-height="0.019cm" fo:min-width="0.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fffff" draw:textarea-horizontal-align="justify" draw:textarea-vertical-align="middle" draw:auto-grow-height="false" fo:min-height="0.693cm" fo:min-width="1.7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text:span>Draw a Use Case Diagram for an online Library Management System</text:p>
      <text:p text:style-name="P1">2.</text:p>
      <text:p text:style-name="P1">List down the best practices from Agile/Scrum </text:p>
      <text:p text:style-name="P1">methodology</text:p>
      <text:p text:style-name="P1">3.</text:p>
      <text:p text:style-name="P1">Collaboration</text:p>
      <text:p text:style-name="P1">a.</text:p>
      <text:p text:style-name="P1">How does collaboration help agile development? </text:p>
      <text:p text:style-name="P1">b.</text:p>
      <text:p text:style-name="P1">What if the team is distributed and can you achieve the same </text:p>
      <text:p text:style-name="P1">productivity? </text:p>
      <text:p text:style-name="P1">c.</text:p>
      <text:p text:style-name="P1">What would you do to achieve the productivity for a distributed </text:p>
      <text:p text:style-name="P1">team?</text:p>
      <text:p text:style-name="P1">4.</text:p>
      <text:p text:style-name="P1">What is Sprint Zero in Agile?</text:p>
      <text:p text:style-name="P1">Describe the activities that are done in Sprint Zer<text:span text:style-name="T12">o</text:span></text:p>
      <text:p text:style-name="P6"/>
      <text:p text:style-name="P2"/>
      <text:p text:style-name="P2">ANSWER<text:span text:style-name="T4">S</text:span></text:p>
      <text:p text:style-name="P3">1.</text:p>
      <text:p text:style-name="P7">Use case diagram is used for represnting simple interaction of user with the system and what all <text:span text:style-name="T2">actions</text:span> he <text:span text:style-name="T2">does</text:span>.These functionalities are called as usecases.<text:span text:style-name="T2">use cases will be having actors that will be usually users, admin etc who does this usecases.The relationship will be there between usecases and the actors(association).</text:span></text:p>
      <text:p text:style-name="P7"/>
      <text:p text:style-name="P3"/>
      <text:p text:style-name="P3"><draw:custom-shape text:anchor-type="paragraph" draw:z-index="18" draw:name="Shape16" draw:style-name="gr10" draw:text-style-name="P36" svg:width="2.7cm" svg:height="2.117cm" svg:x="4.611cm" svg:y="0.249cm"><text:p>Request for</text:p><text:p><text:s/>membership</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4"><draw:custom-shape text:anchor-type="paragraph" draw:z-index="37" draw:name="Shape32" draw:style-name="gr18" draw:text-style-name="P36" svg:width="2.488cm" svg:height="1.324cm" svg:x="15.935cm" svg:y="0.884cm"><text:p>Remove book</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31" draw:style-name="gr17" draw:text-style-name="P36" svg:width="2.223cm" svg:height="1.403cm" svg:x="13.157cm" svg:y="0.09cm"><text:p>Add book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30" draw:style-name="gr16" draw:text-style-name="P36" svg:width="2.885cm" svg:height="1.26cm" svg:x="9.611cm" svg:y="0.093cm"><text:p>Update books</text:p><text:p><text:s text:c="2"/>detail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3" draw:name="Shape28" draw:style-name="gr3" draw:text-style-name="P32" svg:x1="14.162cm" svg:y1="2.422cm" svg:x2="13.977cm" svg:y2="0.21cm"><text:p/></draw:line></text:p>
      <text:p text:style-name="P5"><draw:line text:anchor-type="paragraph" draw:z-index="32" draw:name="Shape27" draw:style-name="gr3" draw:text-style-name="P32" svg:x1="12.893cm" svg:y1="1.737cm" svg:x2="11.358cm" svg:y2="0.123cm"><text:p/></draw:line><draw:line text:anchor-type="paragraph" draw:z-index="34" draw:name="Shape29" draw:style-name="gr3" draw:text-style-name="P32" svg:x1="15.776cm" svg:y1="1.754cm" svg:x2="16.57cm" svg:y2="0.018cm"><text:p/></draw:line><draw:frame text:anchor-type="paragraph" draw:z-index="44" draw:name="Shape22" draw:style-name="gr13" draw:text-style-name="P37" svg:width="1.562cm" svg:height="0.489cm" svg:x="12.416cm" svg:y="0.545cm"><draw:text-box><text:p>include</text:p></draw:text-box></draw:frame><draw:frame text:anchor-type="paragraph" draw:z-index="45" draw:name="Shape22" draw:style-name="gr13" draw:text-style-name="P37" svg:width="1.562cm" svg:height="0.489cm" svg:x="14.4cm" svg:y="0.469cm"><draw:text-box><text:p>include</text:p></draw:text-box></draw:frame><draw:line text:anchor-type="paragraph" draw:z-index="17" draw:name="Shape15" draw:style-name="gr3" draw:text-style-name="P32" svg:x1="0.721cm" svg:y1="5.352cm" svg:x2="4.796cm" svg:y2="0.007cm"><text:p/></draw:line></text:p>
      <text:p text:style-name="P5"><draw:line text:anchor-type="paragraph" draw:z-index="10" draw:name="Shape8" draw:style-name="gr3" draw:text-style-name="P32" svg:x1="7.521cm" svg:y1="0.577cm" svg:x2="15.425cm" svg:y2="4.8cm"><text:p/></draw:line><draw:custom-shape text:anchor-type="paragraph" draw:z-index="31" draw:name="Shape26" draw:style-name="gr15" draw:text-style-name="P36" svg:width="3.864cm" svg:height="1.842cm" svg:x="12.416cm" svg:y="0.577cm"><text:p>Control book record</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3" draw:name="Shape22" draw:style-name="gr13" draw:text-style-name="P37" svg:width="1.562cm" svg:height="0.489cm" svg:x="10.564cm" svg:y="0.326cm"><draw:text-box><text:p>include</text:p></draw:text-box></draw:frame><draw:custom-shape text:anchor-type="paragraph" draw:z-index="9" draw:name="Shape7" draw:style-name="gr6" draw:text-style-name="P36" svg:width="2.514cm" svg:height="1.086cm" svg:x="5.008cm" svg:y="-0.005cm"><text:p>Log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line text:anchor-type="paragraph" draw:z-index="8" draw:name="Shape6" draw:style-name="gr5" draw:text-style-name="P35" svg:x1="1.939cm" svg:y1="3.834cm" svg:x2="5.008cm" svg:y2="-0.198cm"><text:p/></draw:line></text:p>
      <text:p text:style-name="P5"><draw:custom-shape text:anchor-type="paragraph" draw:z-index="12" draw:name="Shape9" draw:style-name="gr7" draw:text-style-name="P36" svg:width="2.514cm" svg:height="1.588cm" svg:x="5.537cm" svg:y="0.504cm"><text:p>Search book</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name="Shape25" draw:style-name="gr3" draw:text-style-name="P32" svg:x1="16.279cm" svg:y1="2.631cm" svg:x2="14.242cm" svg:y2="0.266cm"><text:p/></draw:line></text:p>
      <text:p text:style-name="P15"><draw:line text:anchor-type="paragraph" draw:z-index="11" draw:style-name="gr3" draw:text-style-name="P32" svg:x1="1.939cm" svg:y1="3.471cm" svg:x2="5.537cm" svg:y2="0.386cm"><text:p/></draw:line><draw:line text:anchor-type="paragraph" draw:z-index="13" draw:name="Shape10" draw:style-name="gr3" draw:text-style-name="P32" svg:x1="8.05cm" svg:y1="0.667cm" svg:x2="15.425cm" svg:y2="3.921cm"><text:p/></draw:line></text:p>
      <text:p text:style-name="P16"/>
      <text:p text:style-name="P16"><draw:custom-shape text:anchor-type="paragraph" draw:z-index="0" draw:name="Shape4" draw:style-name="gr1" draw:text-style-name="P31" svg:width="3.305cm" svg:height="4.049cm" svg:x="-1.365cm" svg:y="-0.03cm"><text:p/><draw:enhanced-geometry svg:viewBox="0 0 21600 21600" draw:mirror-horizontal="false" draw:mirror-vertical="false" draw:type="rectangle" draw:enhanced-path="M 0 0 L 21600 0 21600 21600 0 21600 0 0 Z N"/></draw:custom-shape><draw:custom-shape text:anchor-type="paragraph" draw:z-index="7" draw:name="Shape5" draw:style-name="gr4" draw:text-style-name="P34" svg:width="3.573cm" svg:height="4.393cm" svg:x="15.427cm" svg:y="-0.136cm"><text:p/><text:p/><draw:enhanced-geometry svg:viewBox="0 0 21600 21600" draw:type="rectangle" draw:enhanced-path="M 0 0 L 21600 0 21600 21600 0 21600 0 0 Z N"/></draw:custom-shape><text:span text:style-name="T3">Library user</text:span> <text:s text:c="84"/><text:span text:style-name="T4">librarian</text:span></text:p>
      <text:p text:style-name="P3"><draw:custom-shape text:anchor-type="paragraph" draw:z-index="1" draw:name="Shape1" draw:style-name="gr2" draw:text-style-name="P32" svg:width="1.482cm" svg:height="1.482cm" svg:x="-0.972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 draw:style-name="gr2" draw:text-style-name="P32" svg:width="1.482cm" svg:height="1.482cm" svg:x="15.829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4" draw:style-name="gr14" draw:text-style-name="P36" svg:width="3.573cm" svg:height="1.932cm" svg:x="5.272cm" svg:y="0.545cm"><text:p>Issue membership</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line text:anchor-type="paragraph" draw:z-index="2" draw:name="Shape2" draw:style-name="gr3" draw:text-style-name="P32" svg:x1="-0.284cm" svg:y1="0.688cm" svg:x2="-0.972cm" svg:y2="1.773cm"><text:p/></draw:line><draw:line text:anchor-type="paragraph" draw:z-index="3" draw:name="Shape3" draw:style-name="gr3" draw:text-style-name="P33" svg:x1="-0.072cm" svg:y1="0.688cm" svg:x2="0.51cm" svg:y2="1.799cm"><text:p/></draw:line><draw:line text:anchor-type="paragraph" draw:z-index="4" draw:name="Shape2" draw:style-name="gr3" draw:text-style-name="P32" svg:x1="16.332cm" svg:y1="0.635cm" svg:x2="15.644cm" svg:y2="1.72cm"><text:p/></draw:line><draw:line text:anchor-type="paragraph" draw:z-index="5" draw:name="Shape3" draw:style-name="gr3" draw:text-style-name="P33" svg:x1="16.332cm" svg:y1="0.635cm" svg:x2="16.914cm" svg:y2="1.746cm"><text:p/></draw:line><draw:custom-shape text:anchor-type="paragraph" draw:z-index="14" draw:name="Shape12" draw:style-name="gr8" draw:text-style-name="P36" svg:width="3.414cm" svg:height="1.641cm" svg:x="-1.554cm" svg:y="6.872cm"><text:p>Request to issue </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14" draw:style-name="gr9" draw:text-style-name="P36" svg:width="3.387cm" svg:height="1.35cm" svg:x="1.991cm" svg:y="6.846cm"><text:p>Request to renew</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Shape21" draw:style-name="gr3" draw:text-style-name="P32" svg:x1="1.515cm" svg:y1="5.999cm" svg:x2="1.621cm" svg:y2="5.973cm"><text:p/></draw:line><draw:frame text:anchor-type="paragraph" draw:z-index="24" draw:name="Shape22" draw:style-name="gr13" draw:text-style-name="P37" svg:width="1.562cm" svg:height="0.489cm" svg:x="0.272cm" svg:y="5.364cm"><draw:text-box><text:p>include</text:p></draw:text-box></draw:frame><draw:frame text:anchor-type="paragraph" draw:z-index="26" draw:name="Shape22" draw:style-name="gr13" draw:text-style-name="P37" svg:width="1.562cm" svg:height="0.489cm" svg:x="2.071cm" svg:y="6.131cm"><draw:text-box><text:p>include</text:p></draw:text-box></draw:frame><draw:custom-shape text:anchor-type="paragraph" draw:z-index="40" draw:name="Shape35" draw:style-name="gr20" draw:text-style-name="P36" svg:width="0.107cm" svg:height="0.027cm" svg:x="11.966cm" svg:y="5.4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line text:anchor-type="paragraph" draw:z-index="28" draw:name="Shape23" draw:style-name="gr3" draw:text-style-name="P32" svg:x1="15.425cm" svg:y1="-0.06cm" svg:x2="8.844cm" svg:y2="-0.097cm"><text:p/></draw:line></text:p>
      <text:p text:style-name="Standard"><draw:custom-shape text:anchor-type="paragraph" draw:z-index="39" draw:name="Shape34" draw:style-name="gr19" draw:text-style-name="P36" svg:width="3.652cm" svg:height="1.403cm" svg:x="5.246cm" svg:y="0.258cm"><text:p>Issue book</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line text:anchor-type="paragraph" draw:z-index="38" draw:name="Shape33" draw:style-name="gr3" draw:text-style-name="P32" svg:x1="15.425cm" svg:y1="-0.06cm" svg:x2="8.897cm" svg:y2="0.009cm"><text:p/></draw:line><draw:line text:anchor-type="paragraph" draw:z-index="41" draw:name="Shape36" draw:style-name="gr3" draw:text-style-name="P32" svg:x1="16.49cm" svg:y1="0.189cm" svg:x2="9.426cm" svg:y2="1.861cm"><text:p/></draw:line><draw:line text:anchor-type="paragraph" draw:z-index="15" draw:name="Shape13" draw:style-name="gr3" draw:text-style-name="P32" svg:x1="1.939cm" svg:y1="-0.166cm" svg:x2="4.082cm" svg:y2="1.94cm"><text:p/></draw:line></text:p>
      <text:p text:style-name="Standard"/>
      <text:p text:style-name="Standard"><draw:custom-shape text:anchor-type="paragraph" draw:z-index="42" draw:name="Shape37" draw:style-name="gr21" draw:text-style-name="P36" svg:width="2.408cm" svg:height="0.98cm" svg:x="7.019cm" svg:y="-0.139cm"><text:p>Return book</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19" draw:style-name="gr12" draw:text-style-name="P36" svg:width="3.096cm" svg:height="1.535cm" svg:x="3.923cm" svg:y="0.205cm"><text:p>Book transaction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line text:anchor-type="paragraph" draw:z-index="22" draw:name="Shape20" draw:style-name="gr3" draw:text-style-name="P32" svg:x1="3.923cm" svg:y1="0.406cm" svg:x2="1.039cm" svg:y2="2.576cm"><text:p/></draw:line></text:p>
      <text:p text:style-name="Standard"><draw:line text:anchor-type="paragraph" draw:z-index="21" draw:name="Shape17" draw:style-name="gr3" draw:text-style-name="P32" svg:x1="6.04cm" svg:y1="0.258cm" svg:x2="6.675cm" svg:y2="1.38cm"><text:p/></draw:line><draw:line text:anchor-type="paragraph" draw:z-index="25" draw:name="Shape11" draw:style-name="gr3" draw:text-style-name="P32" svg:x1="4.32cm" svg:y1="-0.018cm" svg:x2="3.632cm" svg:y2="1.659cm"><text:p/></draw:line></text:p>
      <text:p text:style-name="Standard"><draw:frame text:anchor-type="paragraph" draw:z-index="27" draw:name="Shape22" draw:style-name="gr13" draw:text-style-name="P37" svg:width="1.562cm" svg:height="0.489cm" svg:x="4.717cm" svg:y="0.019cm"><draw:text-box><text:p>include</text:p></draw:text-box></draw:frame></text:p>
      <text:p text:style-name="Standard"><draw:custom-shape text:anchor-type="paragraph" draw:z-index="19" draw:name="Shape18" draw:style-name="gr11" draw:text-style-name="P36" svg:width="2.752cm" svg:height="1.43cm" svg:x="5.378cm" svg:y="-0.102cm"><text:p>Return book</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Standard"/>
      <text:p text:style-name="Standard"/>
      <text:p text:style-name="P8"/>
      <text:p text:style-name="P8">Here tha actors are library user and librarian. Thier various use cases are given in oval shape.each use cases can be extended.that is for user the book transactions he perform are issue,renew,return book.</text:p>
      <text:p text:style-name="P8"/>
      <text:p text:style-name="P8"/>
      <text:p text:style-name="P8"/>
      <text:p text:style-name="P8"/>
      <text:p text:style-name="P8"/>
      <text:p text:style-name="P8"><text:soft-page-break/></text:p>
      <text:p text:style-name="P8">2. Each project is different based on the team and overall goal to be achieved.So for designing also we have certain design practices.</text:p>
      <text:p text:style-name="P8">a) Architecture provisioning – lwhen a project begins that is before requirement analysis there should be survey done in preproject experiences.light weight modelling <text:span text:style-name="T5">is done to identify and think critical architecture- level issues.</text:span></text:p>
      <text:p text:style-name="P9">b) iteration modelling- to identify team startergy for particular iteration we have to model for a few minutes before a sprint.\</text:p>
      <text:p text:style-name="P9">c)model storming – JIT(just in time) concept is used here to think through an aspect of our solution.</text:p>
      <text:p text:style-name="P9">d)test first design(TFD) – write a single test before writing enough production code to fulfil that test.</text:p>
      <text:p text:style-name="P9">e)Refactoring – <text:span text:style-name="T6">making changes to a part which improves the quality without any change in semantics.</text:span></text:p>
      <text:p text:style-name="P10">f)continous integration- when we change any part during refactoring it should automatticaly compile,test and validate the components.</text:p>
      <text:p text:style-name="P10"/>
      <text:p text:style-name="P10"/>
      <text:list xml:id="list6816523786216983275" text:style-name="L1">
        <text:list-header>
          <text:p text:style-name="P18">3.</text:p>
          <text:p text:style-name="P21"><text:span text:style-name="T8">a</text:span><text:span text:style-name="T7">)</text:span></text:p>
        </text:list-header>
        <text:list-item>
          <text:p text:style-name="P18">One have to be collabrative in an agile methodology.Neither the scrum master or product owner guides you to collabrate and cooperate in a project.</text:p>
        </text:list-item>
        <text:list-item>
          <text:p text:style-name="P18">Working with cross functional teams enhance the communication in agile among everyone.</text:p>
        </text:list-item>
        <text:list-item>
          <text:p text:style-name="P18">Constant customer collaboration provides chances to project success by the level of customer satisfaction throughout each life cycle of the project. </text:p>
        </text:list-item>
        <text:list-item>
          <text:p text:style-name="P19">It creates the framework for faster time-to-market. </text:p>
        </text:list-item>
        <text:list-item>
          <text:p text:style-name="P19">When it comes to successful agile project delivery, collaboration also is key for the integrated project team.</text:p>
        </text:list-item>
        <text:list-item>
          <text:p text:style-name="P20">As integration is there it achieves better quality</text:p>
        </text:list-item>
        <text:list-item>
          <text:p text:style-name="P20"><text:s/>Provides excellent visibility for key stakeholders, both of the project’s progress and of the product itself.</text:p>
        </text:list-item>
        <text:list-item>
          <text:p text:style-name="P21"><text:soft-page-break/><text:span text:style-name="T9">T</text:span><text:span text:style-name="T7">eam will be empowered to make decisions and thus making a more flexible self organizing culture.</text:span></text:p>
        </text:list-item>
        <text:list-item>
          <text:p text:style-name="P17"><text:span text:style-name="T8"><text:s/></text:span><text:s/><text:span text:style-name="T10">D</text:span>esigners with different strengths <text:span text:style-name="T10">can </text:span>learn from each other.</text:p>
        </text:list-item>
      </text:list>
      <text:p text:style-name="P11"/>
      <text:p text:style-name="P11"/>
      <text:p text:style-name="P11"><text:s/><text:span text:style-name="T11">b)</text:span></text:p>
      <text:p text:style-name="P11"><text:s text:c="2"/><text:span text:style-name="T10">We cant achieve the same productivity if team is distributed.agile is a mindset in which collabration should be there.Communication is a significiant part in delivery of softwares. So if the <text:s/>team is distributed there is no face to face communication between within the development team and may be also bussiness people.colacation is a better way to collabration and <text:s/>it is recommended as the optimal approach in agile.</text:span></text:p>
      <text:p text:style-name="P13">When the team is distributed the communication tools should be there for collbrative development.The development team should be always available for any queries amon developers. <text:span text:style-name="T12">It may result in chaos when each team <text:s/>development team, bussines team,testers are colocated.it may risk the overall project delivery schedule. </text:span></text:p>
      <text:p text:style-name="P13"/>
      <text:p text:style-name="P14">c) if at all the team is distributed how productivity can be increased.</text:p>
      <text:list xml:id="list5662488818581229838" text:style-name="L2">
        <text:list-item>
          <text:p text:style-name="P23">In a GDD, it is mostly about removing the sense of being <text:span text:style-name="Emphasis">distributed</text:span>.</text:p>
        </text:list-item>
        <text:list-item>
          <text:p text:style-name="P23">Communication which is the essential part should be considered and tools should be there for support</text:p>
        </text:list-item>
        <text:list-item>
          <text:p text:style-name="P23">the developers should emphasized that they should be always open and available.</text:p>
        </text:list-item>
        <text:list-item>
          <text:p text:style-name="P23">At every location the right mix of talent should be identified and alloted accordingly</text:p>
        </text:list-item>
        <text:list-item>
          <text:p text:style-name="P25">make sure every team member understand his workload and understand their role.</text:p>
        </text:list-item>
        <text:list-item>
          <text:p text:style-name="P25">We can use video conferencing or some other means to connect with people in differnet locations.</text:p>
        </text:list-item>
        <text:list-item>
          <text:p text:style-name="P25">The teams should share issues whenever something arises.</text:p>
        </text:list-item>
        <text:list-item>
          <text:p text:style-name="P25">Plan frequent demonstrations and retrospectives</text:p>
        </text:list-item>
        <text:list-item>
          <text:p text:style-name="P25">provide right tools for training</text:p>
        </text:list-item>
      </text:list>
      <text:p text:style-name="P26"/>
      <text:p text:style-name="P26"><text:soft-page-break/></text:p>
      <text:p text:style-name="P26">4.</text:p>
      <text:p text:style-name="P27"><text:span text:style-name="T15">Sprint Zero is also called as Iteration Zero.It is the first initial step before the first sprint which is very critical in the development and completion of the project.</text:span><text:span text:style-name="T13">Before the actual steps, sprint zero collects quality items product backlog. </text:span>A list of all prioritized features <text:span text:style-name="T14">or </text:span>stories with estimates <text:span text:style-name="T14">will be there</text:span>.A release plan that assigns each feature <text:span text:style-name="T14">or </text:span>story to an iteration <text:span text:style-name="T14">or </text:span>sprint.A high-level application architecture, i.e. how the features will likely be implemented.</text:p>
      <text:p text:style-name="P28">This is all about sprint zero.</text:p>
      <text:p text:style-name="P28">Activities involved are -</text:p>
      <text:p text:style-name="P28">1) active stake holder participation -customer should frequently collabrate and communicate with the development team.<text:span text:style-name="T19">when changes are demanded there should be constant communication so that it has better visibility.</text:span></text:p>
      <text:p text:style-name="P28">2)obtain funding and support – the feasibilty study ir both in economic way and resource way should be done. For that enough funding and supporting tools for the same should be provided.<text:span text:style-name="T19">support in the sense infrastructure,systems etc should be there.</text:span></text:p>
      <text:p text:style-name="P28">3)start building the team - <text:s/>the team should be created as per the resource plan.team should be ready with the tools.<text:span text:style-name="T19">they should be given proper training on technology they will be working on.</text:span></text:p>
      <text:p text:style-name="P28">4)<text:span text:style-name="T18">initial requirmment envisioning – product requirments should be identified.product owner and the techincal lead sshould prepare it and discuss with the team</text:span></text:p>
      <text:p text:style-name="P29"><text:span text:style-name="T18">5)initial architecture envisioning - </text:span><text:span text:style-name="T16">High level architecture management plan <text:s/></text:span><text:span text:style-name="T17">which has the</text:span><text:span text:style-name="T16"> technical architecture of the future product from the technical architect. </text:span></text:p>
      <text:p text:style-name="P29"><text:span text:style-name="T17">6)setup environment -there is <text:s/></text:span><text:span text:style-name="T16">high dependency on the systems, software, licenses </text:span><text:span text:style-name="T17">environments we work on.so without the proper environment collabration and self organizing culture cannot be adopted.</text:span></text:p>
      <text:p text:style-name="P30"/>
      <text:p text:style-name="P24"><text:s/></text:p>
      <text:p text:style-name="P12"/>
      <text:p text:style-name="P11"><text:s text:c="11"/></text:p>
      <text:p text:style-name="Standard"/>
      <text:p text:style-name="P8"><text:soft-page-break/></text:p>
      <text:p text:style-name="P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svg:font-family="Calibri, Arial, Helvetica, sans-serif"/>
    <style:font-face style:name="Liberation Serif1" svg:font-family="'Liberation Serif', serif"/>
    <style:font-face style:name="sans-serif" svg:font-family="sans-serif"/>
    <style:font-face style:name="Lans-serif" svg:font-family="Lans-serif" style:font-family-generic="roman"/>
    <style:font-face style:name="lans-serif" svg:font-family="lans-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ans-serif" fo:font-family="Lans-serif" style:font-family-generic="roman" officeooo:rsid="001e03a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2:58:50.889719344</meta:creation-date>
    <dc:date>2016-08-25T18:38:19.864612097</dc:date>
    <meta:editing-duration>PT32M47S</meta:editing-duration>
    <meta:editing-cycles>8</meta:editing-cycles>
    <meta:generator>LibreOffice/5.1.4.2$Linux_X86_64 LibreOffice_project/10m0$Build-2</meta:generator>
    <meta:document-statistic meta:table-count="0" meta:image-count="0" meta:object-count="0" meta:page-count="6" meta:paragraph-count="66" meta:word-count="939" meta:character-count="6085" meta:non-whitespace-character-count="5105"/>
  </office:meta>
</office:document-meta>
</file>